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5">
            <text:p>15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3-20_09-35-08_000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8" office:value-type="string">
            <text:p>2023-03-20_03-58-12_000.jpg</text:p>
          </table:table-cell>
          <table:table-cell table:style-name="ce26" office:value-type="string">
            <text:p>:m :PHOTO 寝た時刻 / 2023 / オナニー、未了、duration=1.5時間ぐらい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 / オナニー、未了、duration=1.5時間ぐらい,other=~">
            <text:p>:m :PHOTO 寝た時刻 / 2023 / オナニー、未了、duration=1.5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5">
            <text:p>15</text:p>
          </table:table-cell>
          <table:table-cell table:style-name="ce18" office:value-type="string">
            <text:p>2023-03-20_21-53-49_000.jpg</text:p>
          </table:table-cell>
          <table:table-cell table:style-name="ce26" office:value-type="string">
            <text:p>:m #*# / memo:other(m:other) / topic=, about=,other=,id=~,content=QQQ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#*# / memo:other(m:other) / topic=, about=,other=,id=~,content=QQQ">
            <text:p>:m #*# / memo:other(m:other) / topic=, about=,other=,id=~,content=QQQ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8" office:value-type="string">
            <text:p>2023-03-19_21-20-52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8" office:value-type="string">
            <text:p>2023-03-20_09-49-11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8" office:value-type="string">
            <text:p>2023-03-19_18-41-21_000.mp4</text:p>
          </table:table-cell>
          <table:table-cell table:style-name="ce26" office:value-type="string">
            <text:p>:VIDEO / @自室 / 記録 / jap.flute / 演奏、play / R=1 / genre=melody,session=hour-18,memo=~,file-piece-id=2023-03-19_18-41-21_000.mp4,memo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VIDEO / @自室 / 記録 / jap.flute / 演奏、play / R=1 / genre=melody,session=hour-18,memo=~,file-piece-id=2023-03-19_18-41-21_000.mp4,memo=~,other=~">
            <text:p>:VIDEO / @自室 / 記録 / jap.flute / 演奏、play / R=1 / genre=melody,session=hour-18,memo=~,file-piece-id=2023-03-19_18-41-21_000.mp4,memo=~,other=~</text:p>
          </table:table-cell>
          <table:table-cell table:style-name="ce10" table:formula="of:=RIGHT([.B7];[.K7])" office:value-type="string" office:string-value="mp4">
            <text:p>mp4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 office:value-type="string">
            <text:p>2023-03-19_18-42-33_000.mp4</text:p>
          </table:table-cell>
          <table:table-cell table:style-name="ce26" office:value-type="string">
            <text:p>:VIDEO / @自室 / 記録 / jap.flute / 演奏、play / R=2 / genre=melody,session=hour-18,memo=~,file-piece-id=2023-03-19_18-41-21_000.mp4,memo=~,other=continued-from:2023-03-19_18-41-21_000.mp4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10" table:formula="of:=RIGHT([.B8];[.K8])" office:value-type="string" office:string-value="mp4">
            <text:p>mp4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8" office:value-type="string">
            <text:p>2023-03-20_10-01-58_000.jpg</text:p>
          </table:table-cell>
          <table:table-cell table:style-name="ce26" office:value-type="string">
            <text:p>:m #*# RES / JVEMV6 64#199.1_jinsai_dooji / 『童子問』 著者=伊藤仁斎,校注=~ / p.99 / w=程子,topic=~,publisher=~,other=timeline+:程顥、程頤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#*# RES / JVEMV6 64#199.1_jinsai_dooji / 『童子問』 著者=伊藤仁斎,校注=~ / p.99 / w=程子,topic=~,publisher=~,other=timeline+:程顥、程頤">
            <text:p>:m #*# RES / JVEMV6 64#199.1_jinsai_dooji / 『童子問』 著者=伊藤仁斎,校注=~ / p.99 / w=程子,topic=~,publisher=~,other=timeline+:程顥、程頤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8" office:value-type="string">
            <text:p>2023-03-20_10-53-41_000.jpg</text:p>
          </table:table-cell>
          <table:table-cell table:style-name="ce26" office:value-type="string">
            <text:p>:m #*# RES / JVEMV6 64#67_8_taihaku / 『論語 泰伯』 著者=~,校注=~ / p.180 / w=,topic=周：泰伯、虞仲、季歴,publisher=明治書院,other=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0]=&quot;&quot;;[.C12];CONCATENATE([.C12];&quot; / &quot;;[.E10]))" office:value-type="string" office:string-value=":m 食べた物 ">
            <text:p>:m 食べた物 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8" office:value-type="string">
            <text:p>2023-03-20_12-50-21_000.jpg</text:p>
          </table:table-cell>
          <table:table-cell table:style-name="ce26" office:value-type="string">
            <text:p>:m #*# RES / JVEMV6 64#256_islam_seitan_izutu / 『イスラーム生誕』 著者=井筒俊彦,校注=~ / p.13? / w=しころ,topic=~,publisher=~,other=ske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#*# RES / JVEMV6 64#256_islam_seitan_izutu / 『イスラーム生誕』 著者=井筒俊彦,校注=~ / p.13? / w=しころ,topic=~,publisher=~,other=ske+">
            <text:p>:m #*# RES / JVEMV6 64#256_islam_seitan_izutu / 『イスラーム生誕』 著者=井筒俊彦,校注=~ / p.13? / w=しころ,topic=~,publisher=~,other=ske+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8" office:value-type="string">
            <text:p>2023-03-20_13-40-39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食べた物 ">
            <text:p>:m 食べた物 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8" office:value-type="string">
            <text:p>2023-03-20_14-57-23_000.jpg</text:p>
          </table:table-cell>
          <table:table-cell table:style-name="ce26" office:value-type="string">
            <text:p>:m #*# RES / free# S87DP9 記事読み / id=BO2H(browser=yan) / media=ei / theme=パレスチナ：米国政治家たち,content=~,w=~ / genre=~ / 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#*# RES / free# S87DP9 記事読み / id=BO2H(browser=yan) / media=ei / theme=パレスチナ：米国政治家たち,content=~,w=~ / genre=~ / other=~">
            <text:p>:m #*# RES / free# S87DP9 記事読み / id=BO2H(browser=yan) / media=ei / theme=パレスチナ：米国政治家たち,content=~,w=~ / genre=~ / other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 office:value-type="string">
            <text:p>2023-03-20_15-51-07_000.jpg</text:p>
          </table:table-cell>
          <table:table-cell table:style-name="ce27" office:value-type="string">
            <text:p>:m #*# / read-docs / theme=習近平(xijinping)：講話,content=二十大精神,w=； / genre=~ / other=~, doc-id=SL91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#*# / read-docs / theme=習近平(xijinping)：講話,content=二十大精神,w=； / genre=~ / other=~, doc-id=SL91">
            <text:p>:m #*# / read-docs / theme=習近平(xijinping)：講話,content=二十大精神,w=； / genre=~ / other=~, doc-id=SL91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8" office:value-type="string">
            <text:p>2023-03-20_17-09-04_000.jpg</text:p>
          </table:table-cell>
          <table:table-cell table:style-name="ce26" office:value-type="string">
            <text:p>:m #*# RES / free / res-id=YYTB / theme=中国：天然ガス：日本との比較 / genre=economy:energy,content=~,w=~ / session-number=~ / doc=~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m #*# RES / free / res-id=YYTB / theme=中国：天然ガス：日本との比較 / genre=economy:energy,content=~,w=~ / session-number=~ / doc=~,other=~">
            <text:p>:m #*# RES / free / res-id=YYTB / theme=中国：天然ガス：日本との比較 / genre=economy:energy,content=~,w=~ / session-number=~ / doc=~,other=~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17" office:value-type="string">
            <text:p>2023-03-20_21-29-10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m 食べた物 ">
            <text:p>:m 食べた物 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19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5">
            <text:p>15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6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20">2023/03/20</text:date>, <text:time>22:23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3-20T22:23:49.07</dc:date>
    <dc:creator>iwabuchi ken</dc:creator>
    <meta:editing-duration>P55DT3H16M36S</meta:editing-duration>
    <meta:editing-cycles>17775</meta:editing-cycles>
    <meta:document-statistic meta:table-count="2" meta:cell-count="924" meta:object-count="0"/>
    <meta:user-defined meta:name="qrichtext">1</meta:user-defined>
  </office:meta>
</office:document-meta>
</file>